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officeooo:paragraph-rsid="0016d8ee"/>
    </style:style>
    <style:style style:name="T1" style:family="text">
      <style:text-properties fo:color="#1d50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a xlink:type="simple" xlink:href="http://www.masok.cn/forum.php?mod=forumdisplay&amp;fid=56&amp;filter=sortid&amp;sortid=0" text:style-name="Internet_20_link" text:visited-style-name="Visited_20_Internet_20_Link"><text:span text:style-name="T1"/></text:a></text:h>
      <text:h text:style-name="Heading_20_3" text:outline-level="3"><text:bookmark text:name="thread_subject"/><text:a xlink:type="simple" xlink:href="http://www.masok.cn/forum.php?mod=forumdisplay&amp;fid=56&amp;filter=sortid&amp;sortid=0" text:style-name="Internet_20_link" text:visited-style-name="Visited_20_Internet_20_Link"><text:span text:style-name="T1">黄龙岘，朱门徒步</text:span></text:a></text:h>
      <text:p text:style-name="Standard"/>
      <text:p text:style-name="Standard">大青山</text:p>
      <text:p text:style-name="Standard"/>
      <text:p text:style-name="Standard">6月22到28号，安徽好几个景点对马鞍山免费，石台景点也在其中。大家有时间不要错过</text:p>
      <text:p text:style-name="Standard"/>
      <text:p text:style-name="Standard"/>
      <text:p text:style-name="Standard">秦皇岛，北戴河，北京</text:p>
      <text:p text:style-name="Standard"/>
      <text:p text:style-name="P2">上海，舟山，<text:span text:style-name="Strong_20_Emphasis">嵊泗</text:span></text:p>
      <text:p text:style-name="Standard"/>
      <text:p text:style-name="P1">DAY 1：</text:p>
      <text:p text:style-name="P1">上午：上海南浦集散中心出发至嵊泗李柱山码头（微信号“嵊泗客运总站”）</text:p>
      <text:p text:style-name="P1">下午：入住嵊泗赶海人家民宿</text:p>
      <text:p text:style-name="P1">晚餐：民宿内解决（人均80元）</text:p>
      <text:p text:style-name="P1">夜晚：民宿所在村落门口的免费沙滩玩耍</text:p>
      <text:p text:style-name="P1">DAY 2：</text:p>
      <text:p text:style-name="P1">早饭：民宿解决（10元/位）</text:p>
      <text:p text:style-name="P1">上午：和尚套六井潭景区（门票90/张携程购买（现场100/张），车费120来回）</text:p>
      <text:p text:style-name="P1">下午：岛上最大的两个收费沙滩，南长涂和基湖沙滩</text:p>
      <text:p text:style-name="P1">晚饭：菜园镇内小饭馆（人均100/位）</text:p>
      <text:p text:style-name="P1">DAY 3：</text:p>
      <text:p text:style-name="P1">上午：渔家乐出海捕鱼</text:p>
      <text:p text:style-name="P1">中饭：收获的海货加工</text:p>
      <text:p text:style-name="P1">下午：回程</text:p>
      <text:p text:style-name="P1"><text:span text:style-name="Strong_20_Emphasis">嵊泗交通：</text:span></text:p>
      <text:p text:style-name="P1">上海南浦大桥出发至嵊泗。</text:p>
      <text:p text:style-name="P1">南浦大桥每天的发车时间：07：15，07：30，08：40，09：30，12：10，14：00，17：30</text:p>
      <text:p text:style-name="P1">这个是车船联票，先坐车大概3小时再坐船50-90分钟，打印出来的车船联票不能丢哦，上车上船全靠它！</text:p>
      <text:p text:style-name="P1">如果选择自驾出行的话可以导航到“沈家湾码头”车辆可以停在码头停车场收费是48一天，也可以摆渡上岛但貌似摆渡车辆的船只的车位比较紧张！</text:p>
      <text:p text:style-name="P1">上图是嵊泗大概的公交路线，之前和店主联系的时候有咨询过，可以打车大概李柱山到东海渔村大概车费在60-70左右（5座），但想体验一下岛上不同的感觉选择公车出行，其实很方便的，人数不多的情况下真的可以选择（如果有老人小孩还是建议自行打车来的方便快捷）。</text:p>
      <text:p text:style-name="P1">公交路线：坐201路到终点站菜园镇汽车站下车然后进入候车厅坐五龙线（里面的公交车在车头都会有牌子而且不是无人售票问下工作人员也是很方便的）到东海渔村下就到啦！</text:p>
      <text:p text:style-name="Standard"/>
      <text:p text:style-name="Standard"/>
      <text:p text:style-name="Standard">今年6月起，江苏人到贵州旅游，<text:span text:style-name="Strong_20_Emphasis">门票全免、高速半价</text:span>！</text:p>
      <text:p text:style-name="Standard"/>
      <text:p text:style-name="Standard">天堂寨风景区、皖西大裂谷、查济景区、太平湖风景区、浮山风景区、古井酒文化博览园等景区将有1000余张门票现场免费赠送。</text:p>
      <text:p text:style-name="Standard"/>
      <text:p text:style-name="Standard"><text:soft-page-break/>九华山风景区分时段对安徽省16个市市民给予免收门票优惠活动；黄山风景区推出“230元一票畅游”特惠活动，西递、塔川、屏山、打鼓岭、桃花潭漂流景区等景区门票半价；</text:p>
      <text:p text:style-name="Standard"/>
      <text:p text:style-name="Standard">台湾</text:p>
      <text:p text:style-name="Standard"/>
      <text:p text:style-name="Standard">西藏</text:p>
      <text:p text:style-name="Standard"/>
      <text:p text:style-name="Standard">日本</text:p>
      <text:p text:style-name="Standard"/>
      <text:p text:style-name="Standard">韩国</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7:25:20.725992781</meta:creation-date>
    <dc:date>2018-06-17T16:48:58.751025145</dc:date>
    <meta:editing-duration>PT5H25M42S</meta:editing-duration>
    <meta:editing-cycles>2</meta:editing-cycles>
    <meta:generator>LibreOffice/5.1.6.2$Linux_X86_64 LibreOffice_project/10m0$Build-2</meta:generator>
    <meta:document-statistic meta:table-count="0" meta:image-count="0" meta:object-count="0" meta:page-count="2" meta:paragraph-count="33" meta:word-count="794" meta:character-count="849" meta:non-whitespace-character-count="846"/>
  </office:meta>
</office:document-meta>
</file>